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-color="#ed1c24" draw:textarea-horizontal-align="justify" draw:textarea-vertical-align="middle" draw:auto-grow-height="false" fo:min-height="0.038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33% 58%" style:font-name="Times New Roman" fo:font-size="22pt" style:font-size-asian="22pt" style:font-size-complex="22pt"/>
    </style:style>
    <style:style style:name="T4" style:family="text">
      <style:text-properties style:text-position="-33% 58%" style:font-name="Times New Roman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16cm" svg:y1="4.683cm" svg:x2="18.145cm" svg:y2="4.683cm">
          <text:p/>
        </draw:line>
        <draw:custom-shape draw:style-name="gr2" draw:text-style-name="P2" xml:id="id1" draw:id="id1" draw:layer="layout" svg:width="0.406cm" svg:height="0.406cm" svg:x="3.54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406cm" svg:height="0.406cm" svg:x="5.826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051cm" svg:y1="4.353cm" svg:x2="2.051cm" svg:y2="4.963cm">
          <text:p/>
        </draw:line>
        <draw:custom-shape draw:style-name="gr2" draw:text-style-name="P2" xml:id="id3" draw:id="id3" draw:layer="layout" svg:width="0.406cm" svg:height="0.406cm" svg:x="8.112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406cm" svg:height="0.406cm" svg:x="10.398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406cm" svg:height="0.406cm" svg:x="12.684cm" svg:y="4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406cm" svg:height="0.406cm" svg:x="14.97cm" svg:y="4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743cm" svg:y1="4.911cm" svg:x2="6.173cm" svg:y2="4.853cm" draw:start-shape="id1" draw:start-glue-point="8" draw:end-shape="id2" draw:end-glue-point="9" svg:d="M3743 4911c0 753 2430 782 2430-58" svg:viewBox="0 0 2431 627">
          <text:p/>
        </draw:connector>
        <draw:connector draw:style-name="gr1" draw:text-style-name="P1" draw:layer="layout" draw:type="curve" svg:x1="6.029cm" svg:y1="4.912cm" svg:x2="8.459cm" svg:y2="4.854cm" draw:start-shape="id2" draw:start-glue-point="8" draw:end-shape="id3" draw:end-glue-point="9" svg:d="M6029 4912c0 753 2430 782 2430-58" svg:viewBox="0 0 2431 627">
          <text:p/>
        </draw:connector>
        <draw:connector draw:style-name="gr1" draw:text-style-name="P1" draw:layer="layout" draw:type="curve" svg:x1="8.459cm" svg:y1="4.854cm" svg:x2="10.601cm" svg:y2="4.914cm" draw:start-shape="id3" draw:start-glue-point="9" draw:end-shape="id4" draw:end-glue-point="8" svg:d="M8459 4854c0 841 2142 811 2142 60" svg:viewBox="0 0 2143 628">
          <text:p/>
        </draw:connector>
        <draw:connector draw:style-name="gr1" draw:text-style-name="P1" draw:layer="layout" draw:type="curve" svg:x1="10.601cm" svg:y1="4.914cm" svg:x2="13.031cm" svg:y2="4.856cm" draw:start-shape="id4" draw:start-glue-point="8" draw:end-shape="id5" draw:end-glue-point="9" svg:d="M10601 4914c0 753 2430 782 2430-58" svg:viewBox="0 0 2431 627">
          <text:p/>
        </draw:connector>
        <draw:connector draw:style-name="gr1" draw:text-style-name="P1" draw:layer="layout" draw:type="curve" svg:x1="12.887cm" svg:y1="4.915cm" svg:x2="15.173cm" svg:y2="4.915cm" draw:start-shape="id5" draw:start-glue-point="8" draw:end-shape="id6" draw:end-glue-point="8" svg:d="M12887 4915c0 751 2286 751 2286 0" svg:viewBox="0 0 2287 564">
          <text:p/>
        </draw:connector>
        <draw:frame draw:style-name="gr4" draw:text-style-name="P3" draw:layer="layout" svg:width="0.82cm" svg:height="0.954cm" svg:x="1.635cm" svg:y="3.367cm">
          <draw:text-box>
            <text:p><text:span text:style-name="T1">0</text:span></text:p>
          </draw:text-box>
        </draw:frame>
        <draw:frame draw:style-name="gr5" draw:text-style-name="P3" draw:layer="layout" svg:width="1.905cm" svg:height="1.295cm" svg:x="3.032cm" svg:y="3.267cm">
          <draw:text-box>
            <text:p><text:span text:style-name="T2">a</text:span><text:span text:style-name="T3">1</text:span><text:span text:style-name="T1">=2</text:span></text:p>
          </draw:text-box>
        </draw:frame>
        <draw:frame draw:style-name="gr4" draw:text-style-name="P3" draw:layer="layout" svg:width="0.82cm" svg:height="0.954cm" svg:x="7.835cm" svg:y="3.367cm">
          <draw:text-box>
            <text:p><text:span text:style-name="T1">8</text:span></text:p>
          </draw:text-box>
        </draw:frame>
        <draw:frame draw:style-name="gr4" draw:text-style-name="P3" draw:layer="layout" svg:width="1.112cm" svg:height="0.954cm" svg:x="10.135cm" svg:y="3.367cm">
          <draw:text-box>
            <text:p><text:span text:style-name="T1">11</text:span></text:p>
          </draw:text-box>
        </draw:frame>
        <draw:frame draw:style-name="gr4" draw:text-style-name="P3" draw:layer="layout" svg:width="1.137cm" svg:height="0.954cm" svg:x="12.235cm" svg:y="3.367cm">
          <draw:text-box>
            <text:p><text:span text:style-name="T1">14</text:span></text:p>
          </draw:text-box>
        </draw:frame>
        <draw:frame draw:style-name="gr4" draw:text-style-name="P3" draw:layer="layout" svg:width="1.137cm" svg:height="0.954cm" svg:x="14.535cm" svg:y="3.367cm">
          <draw:text-box>
            <text:p><text:span text:style-name="T1">17</text:span></text:p>
          </draw:text-box>
        </draw:frame>
        <draw:frame draw:style-name="gr4" draw:text-style-name="P5" draw:layer="layout" svg:width="0.82cm" svg:height="0.954cm" svg:x="4.535cm" svg:y="5.467cm">
          <draw:text-box>
            <text:p text:style-name="P4"><text:span text:style-name="T2">d</text:span></text:p>
          </draw:text-box>
        </draw:frame>
        <draw:frame draw:style-name="gr5" draw:text-style-name="P3" draw:layer="layout" svg:width="1.905cm" svg:height="1.295cm" svg:x="5.233cm" svg:y="3.268cm">
          <draw:text-box>
            <text:p><text:span text:style-name="T2">a</text:span><text:span text:style-name="T4">2</text:span><text:span text:style-name="T1">=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21:24:30.324968614</meta:creation-date>
    <dc:date>2019-09-01T21:34:14.574543985</dc:date>
    <meta:editing-duration>PT9M44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